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4*"/>
    </style:style>
    <style:style style:name="Table1.D" style:family="table-column">
      <style:table-column-properties style:column-width="4.249cm" style:rel-column-width="16383*"/>
    </style:style>
    <style:style style:name="Table1.A1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79d4d" officeooo:paragraph-rsid="00079d4d"/>
    </style:style>
    <style:style style:name="P2" style:family="paragraph" style:parent-style-name="Table_20_Contents">
      <style:text-properties officeooo:rsid="00079d4d" officeooo:paragraph-rsid="00079d4d"/>
    </style:style>
    <style:style style:name="P3" style:family="paragraph" style:parent-style-name="Table_20_Contents">
      <style:text-properties officeooo:rsid="0009118a" officeooo:paragraph-rsid="0009118a"/>
    </style:style>
    <style:style style:name="P4" style:family="paragraph" style:parent-style-name="Table_20_Contents">
      <style:text-properties officeooo:rsid="0009b52a" officeooo:paragraph-rsid="0009b52a"/>
    </style:style>
    <style:style style:name="P5" style:family="paragraph" style:parent-style-name="Table_20_Contents">
      <style:text-properties officeooo:paragraph-rsid="0009b52a"/>
    </style:style>
    <style:style style:name="P6" style:family="paragraph" style:parent-style-name="Table_20_Contents">
      <style:text-properties officeooo:rsid="000b11f8" officeooo:paragraph-rsid="000b11f8"/>
    </style:style>
    <style:style style:name="P7" style:family="paragraph" style:parent-style-name="Table_20_Contents">
      <style:text-properties officeooo:rsid="000e5c91" officeooo:paragraph-rsid="000e5c91"/>
    </style:style>
    <style:style style:name="P8" style:family="paragraph" style:parent-style-name="Table_20_Contents">
      <style:text-properties officeooo:rsid="00120b22" officeooo:paragraph-rsid="00120b22"/>
    </style:style>
    <style:style style:name="P9" style:family="paragraph" style:parent-style-name="Table_20_Contents">
      <style:text-properties officeooo:rsid="00198966" officeooo:paragraph-rsid="00198966"/>
    </style:style>
    <style:style style:name="P10" style:family="paragraph" style:parent-style-name="Table_20_Contents">
      <style:text-properties officeooo:rsid="001b84e4" officeooo:paragraph-rsid="001b84e4"/>
    </style:style>
    <style:style style:name="P11" style:family="paragraph" style:parent-style-name="Table_20_Contents">
      <style:text-properties officeooo:rsid="001d338d" officeooo:paragraph-rsid="001d338d"/>
    </style:style>
    <style:style style:name="P12" style:family="paragraph" style:parent-style-name="Table_20_Contents">
      <style:text-properties officeooo:rsid="00204997" officeooo:paragraph-rsid="00204997"/>
    </style:style>
    <style:style style:name="P13" style:family="paragraph" style:parent-style-name="Table_20_Contents">
      <style:text-properties officeooo:rsid="00208084" officeooo:paragraph-rsid="00208084"/>
    </style:style>
    <style:style style:name="P14" style:family="paragraph" style:parent-style-name="Table_20_Contents">
      <style:text-properties officeooo:rsid="00224517" officeooo:paragraph-rsid="00224517"/>
    </style:style>
    <style:style style:name="P15" style:family="paragraph" style:parent-style-name="Table_20_Contents">
      <style:text-properties officeooo:rsid="0023b305" officeooo:paragraph-rsid="0023b305"/>
    </style:style>
    <style:style style:name="P16" style:family="paragraph" style:parent-style-name="Table_20_Contents">
      <style:text-properties officeooo:rsid="0024a592" officeooo:paragraph-rsid="0024a592"/>
    </style:style>
    <style:style style:name="P17" style:family="paragraph" style:parent-style-name="Table_20_Contents">
      <style:text-properties officeooo:rsid="0024ae99" officeooo:paragraph-rsid="0024ae99"/>
    </style:style>
    <style:style style:name="P18" style:family="paragraph" style:parent-style-name="Table_20_Contents">
      <style:text-properties officeooo:rsid="00268962" officeooo:paragraph-rsid="00268962"/>
    </style:style>
    <style:style style:name="P19" style:family="paragraph" style:parent-style-name="Table_20_Contents">
      <style:text-properties officeooo:rsid="002822d1" officeooo:paragraph-rsid="002822d1"/>
    </style:style>
    <style:style style:name="P20" style:family="paragraph" style:parent-style-name="Table_20_Contents">
      <style:text-properties officeooo:rsid="0029729a" officeooo:paragraph-rsid="0029729a"/>
    </style:style>
    <style:style style:name="P21" style:family="paragraph" style:parent-style-name="Table_20_Contents">
      <style:text-properties officeooo:rsid="0029d9fe" officeooo:paragraph-rsid="0029d9fe"/>
    </style:style>
    <style:style style:name="P22" style:family="paragraph" style:parent-style-name="Table_20_Contents">
      <style:text-properties officeooo:rsid="0009b52a" officeooo:paragraph-rsid="0009b52a"/>
    </style:style>
    <style:style style:name="P23" style:family="paragraph" style:parent-style-name="Table_20_Contents">
      <style:text-properties officeooo:rsid="00302c61" officeooo:paragraph-rsid="00302c61"/>
    </style:style>
    <style:style style:name="P24" style:family="paragraph" style:parent-style-name="Table_20_Contents">
      <style:text-properties officeooo:rsid="0031dd46" officeooo:paragraph-rsid="0031dd46"/>
    </style:style>
    <style:style style:name="P25" style:family="paragraph" style:parent-style-name="Table_20_Contents">
      <style:text-properties officeooo:rsid="003228e0" officeooo:paragraph-rsid="003228e0"/>
    </style:style>
    <style:style style:name="P26" style:family="paragraph" style:parent-style-name="Table_20_Contents">
      <style:text-properties officeooo:rsid="0032483b" officeooo:paragraph-rsid="0032483b"/>
    </style:style>
    <style:style style:name="P27" style:family="paragraph" style:parent-style-name="Table_20_Contents">
      <style:text-properties officeooo:rsid="0033a7e7" officeooo:paragraph-rsid="0033a7e7"/>
    </style:style>
    <style:style style:name="P28" style:family="paragraph" style:parent-style-name="Table_20_Contents">
      <style:text-properties officeooo:rsid="0033ffd5" officeooo:paragraph-rsid="0033ffd5"/>
    </style:style>
    <style:style style:name="P29" style:family="paragraph" style:parent-style-name="Table_20_Contents">
      <style:text-properties officeooo:rsid="00360fb9" officeooo:paragraph-rsid="00360fb9"/>
    </style:style>
    <style:style style:name="T1" style:family="text">
      <style:text-properties officeooo:rsid="0013c37b"/>
    </style:style>
    <style:style style:name="T2" style:family="text">
      <style:text-properties officeooo:rsid="0018a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nitored Evaluation Note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Participant number </text:p>
          </table:table-cell>
          <table:table-cell table:style-name="Table1.A1" office:value-type="string">
            <text:p text:style-name="P2">Number of times help was required</text:p>
          </table:table-cell>
          <table:table-cell table:style-name="Table1.A1" office:value-type="string">
            <text:p text:style-name="P2">Any suggestions / improvements </text:p>
          </table:table-cell>
          <table:table-cell table:style-name="Table1.A1" office:value-type="string">
            <text:p text:style-name="P3">Notes</text:p>
          </table:table-cell>
        </table:table-row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3">Tutorial needs updated about anonymous login</text:p>
            <text:p text:style-name="P3"/>
            <text:p text:style-name="P4">Speed controls should maybe be in the same place as the other playback options</text:p>
            <text:p text:style-name="P4"/>
            <text:p text:style-name="P4">Can only click the difficulty autocomplete once</text:p>
            <text:p text:style-name="P4"/>
            <text:p text:style-name="P6">If I make a mistake with the set up do I need to restart?</text:p>
            <text:p text:style-name="P6"/>
            <text:p text:style-name="P6">Least efficient solution is the one made for the user, <text:span text:style-name="T2">so they have a range of pieces to use instead of a set amount</text:span> </text:p>
            <text:p text:style-name="P6"/>
            <text:p text:style-name="P7">First time you play other puzzles games but then it goes much faster, maybe add an option for the board to speed up in puzzles</text:p>
            <text:p text:style-name="P7"/>
            <text:p text:style-name="P8">Maybe change the example boards to launch that example or not link to it at all</text:p>
          </table:table-cell>
          <table:table-cell table:style-name="Table1.A1" office:value-type="string">
            <text:p text:style-name="P3">Collected Marbles go from right to left</text:p>
            <text:p text:style-name="P3"/>
            <text:p text:style-name="P4">The exact use of the reset marbles button</text:p>
            <text:p text:style-name="P5"/>
            <text:p text:style-name="P4">Speed slider is useful</text:p>
            <text:p text:style-name="P4"/>
            <text:p text:style-name="P4">What colour marble will it activate</text:p>
            <text:p text:style-name="P4"/>
            <text:p text:style-name="P6">What does the crossover <text:span text:style-name="T1">do?</text:span></text:p>
          </table:table-cell>
        </table:table-row>
        <table:table-row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Possibly make the orange options more obvious compared to the other parts</text:p>
            <text:p text:style-name="P10"/>
            <text:p text:style-name="P10"/>
          </table:table-cell>
          <table:table-cell table:style-name="Table1.A1" office:value-type="string">
            <text:p text:style-name="P9">How related are the components to a physical computer?</text:p>
            <text:p text:style-name="P9"/>
            <text:p text:style-name="P10">Where was pause?</text:p>
            <text:p text:style-name="P10"/>
            <text:p text:style-name="P10">Do the marbles correspond to the numbers added during the addition?</text:p>
            <text:p text:style-name="P10"/>
            <text:p text:style-name="P11">No huge issues on getting round the board</text:p>
            <text:p text:style-name="P11"/>
          </table:table-cell>
        </table:table-row>
        <text:soft-page-break/>
        <table:table-row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15">2</text:p>
          </table:table-cell>
          <table:table-cell table:style-name="Table1.A1" office:value-type="string">
            <text:p text:style-name="P17">The bold white on the tutorial isn’t great</text:p>
            <text:p text:style-name="P17"/>
            <text:p text:style-name="P17"/>
          </table:table-cell>
          <table:table-cell table:style-name="Table1.A1" office:value-type="string">
            <text:p text:style-name="P12">Followed the path of the ball before letting it drop</text:p>
            <text:p text:style-name="P12"/>
            <text:p text:style-name="P12">Talked a little about the power of the GearBit piece</text:p>
            <text:p text:style-name="P12"/>
            <text:p text:style-name="P13">Had to be told about the multiple pages of puzzles</text:p>
            <text:p text:style-name="P13"/>
            <text:p text:style-name="P14">Wasn’t 100% sure that the middle piece on the bottom row can release red or blue</text:p>
            <text:p text:style-name="P14"/>
            <text:p text:style-name="P16">Wasn’t super clear that you needed to play through the puzzle to get the solution</text:p>
          </table:table-cell>
        </table:table-row>
        <table:table-row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18">Maybe too many buttons on the sidenav</text:p>
            <text:p text:style-name="P18"/>
            <text:p text:style-name="P20">Because the list stops midway it looks like that is the only puzzles available</text:p>
            <text:p text:style-name="P20"/>
            <text:p text:style-name="P20">A bit laggy when looking at the starting pieces </text:p>
            <text:p text:style-name="P20"/>
            <text:p text:style-name="P21">Can’t go back when making the puzzle</text:p>
            <text:p text:style-name="P21"/>
            <text:p text:style-name="P21"/>
          </table:table-cell>
          <table:table-cell table:style-name="Table1.A1" office:value-type="string">
            <text:p text:style-name="P19">No major issues going through the first couple of tasks</text:p>
            <text:p text:style-name="P19"/>
            <text:p text:style-name="P20">Which part of the slider makes it faster or slower</text:p>
            <text:p text:style-name="P20"/>
            <text:p text:style-name="P20">Didn’t see the paginator at the start</text:p>
            <text:p text:style-name="P20"/>
            <text:p text:style-name="P21">The section at the bottom wasn’t 100% clear, which part the marbles would spawn</text:p>
          </table:table-cell>
        </table:table-row>
        <table:table-row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5">2</text:p>
          </table:table-cell>
          <table:table-cell table:style-name="Table1.A1" office:value-type="string">
            <text:p text:style-name="P27">Let the user choose how many puzzle per page</text:p>
            <text:p text:style-name="P27"/>
            <text:p text:style-name="P28">Interactive tutorial </text:p>
            <text:p text:style-name="P28"/>
            <text:p text:style-name="P29">Maybe move the buttons around something</text:p>
            <text:p text:style-name="P29"/>
            <text:p text:style-name="P29"/>
          </table:table-cell>
          <table:table-cell table:style-name="Table1.A1" office:value-type="string">
            <text:p text:style-name="P23">What are the options in the tutorial</text:p>
            <text:p text:style-name="P23"/>
            <text:p text:style-name="P23">Why different slots? (Pin vs compSlot)</text:p>
            <text:p text:style-name="P23"/>
            <text:p text:style-name="P23">Did drag and drop first instead of click and place</text:p>
            <text:p text:style-name="P23"/>
            <text:p text:style-name="P23">Click to rotate is good</text:p>
            <text:p text:style-name="P23"/>
            <text:p text:style-name="P23">Drag and drop may be too slow to do, so see why click and place is better</text:p>
            <text:p text:style-name="P23"><text:soft-page-break/></text:p>
            <text:p text:style-name="P24">some of the options might not be very easy to see</text:p>
            <text:p text:style-name="P24"/>
            <text:p text:style-name="P25">How exactly does the addition work</text:p>
            <text:p text:style-name="P25"/>
            <text:p text:style-name="P26">Likes how a user must make a solution to create the puzz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09:11:33.520006607</meta:creation-date>
    <dc:date>2021-01-24T12:38:51.829766318</dc:date>
    <meta:editing-duration>PT7H19M37S</meta:editing-duration>
    <meta:editing-cycles>30</meta:editing-cycles>
    <meta:generator>LibreOffice/6.4.6.2$Linux_X86_64 LibreOffice_project/40$Build-2</meta:generator>
    <meta:document-statistic meta:table-count="1" meta:image-count="0" meta:object-count="0" meta:page-count="3" meta:paragraph-count="57" meta:word-count="443" meta:character-count="2329" meta:non-whitespace-character-count="1938"/>
  </office:meta>
</office:document-meta>
</file>